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style:line-height-at-least="0.503cm"/>
      <style:text-properties fo:color="#cccccc" fo:background-color="#1f1f1f"/>
    </style:style>
    <style:style style:name="T1" style:family="text">
      <style:text-properties style:font-name="Consolas" fo:font-size="10.5pt" fo:font-weight="normal"/>
    </style:style>
    <style:style style:name="T2" style:family="text">
      <style:text-properties fo:color="#808080" style:font-name="Consolas" fo:font-size="10.5pt" fo:font-weight="normal"/>
    </style:style>
    <style:style style:name="T3" style:family="text">
      <style:text-properties fo:color="#569cd6" style:font-name="Consolas" fo:font-size="10.5pt"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an Fiction Wishing Well</text:p>
      <text:p text:style-name="Standard"/>
      <text:p text:style-name="Standard">2023</text:p>
      <text:p text:style-name="Standard"/>
      <text:p text:style-name="Standard">is a project observing developments in AI-videomaking through the lens of fan fiction culture. It manifests in:</text:p>
      <text:p text:style-name="Standard"/>
      <text:list xml:id="list3084508660395030167" text:style-name="L1">
        <text:list-item>
          <text:p text:style-name="P1">a workshop comissioned by Video Power and hosted at the Jan van Eyck Academy Maastricht </text:p>
        </text:list-item>
        <text:list-item>
          <text:p text:style-name="P1">an interactive video installation, developed in collaboration with Miles Worner and presented at the Transitions Festival Maastricht, questionning the future of film through AI-generated moving images. </text:p>
        </text:list-item>
        <text:list-item>
          <text:p text:style-name="P1">an interactive video installation, on collective future fan fictionning, developed in collaboration with Miles Worner, commissioned by the Dutch Innovation Days 2023. </text:p>
        </text:list-item>
      </text:list>
      <text:p text:style-name="Standard"/>
      <text:p text:style-name="Standard">Transition Festival:</text:p>
      <text:p text:style-name="Standard"/>
      <text:p text:style-name="Standard">How will the growing possibilities of AI video generation influence our moving image narratives, especially in the field of animation and fiction? The project speculates that as more people gain access to the ability to create fictional worlds cheaply and single-handedly, more people will join in the storytelling. This will diversify the content of the narrative and popular narratives will be reinterpreted individually, as in fan fictions. The project therefore implements fan fictions with the help of AI-generated videos. </text:p>
      <text:p text:style-name="Standard"/>
      <text:p text:style-name="P2"><text:span text:style-name="T1">For Transitions Maastricht, a festival for experimental fi lms, the audience was invited to come up with a fan fi ction (alternative narrative) of a fi lm shown at the festival. Via a sticker with a QR code distributed throughout the festival, visitors were directed to a website where the narrative could be recorded via voice message. The next day, a video interpretation of the previous day’s stories was shown in the Meldkamer. The AI uses predefined databases to create its images. This dictates a certain style that refl ects, for example, that the developers of the AI tools like to watch anime. Our focus for the Transitions context was to echo the visual aesthetics of the festival fi lms in the AI-generated videos. In doing so, we questioned who shapes AI imagery and what aesthetics are reproduced.</text:span></text:p>
      <text:p text:style-name="Standard"/>
      <text:p text:style-name="Standard"/>
      <text:p text:style-name="Standard">A collaboration with Miles Worner, Commissioned by Video Power Maastricht</text:p>
      <text:p text:style-name="Standard">Shown at Meldkamer Maastticht for Transitions Festival 2023</text:p>
      <text:p text:style-name="Standard"/>
      <text:p text:style-name="Standard">(Transitions Images)</text:p>
      <text:p text:style-name="Standard"/>
      <text:p text:style-name="Standard">For the iteration at the Dutch Innovation Days, we took a slightly different approach. Here, <text:s/>four panelists of the conference were invited to share a fictuous scenarios taking place in an enchanted forest. We combined their stories into a bigger narrative that we turned into a video collage by using ai tools. The video was part of an installation, and the audience was invited to add their vision of the future to the story told by the panelists. To guide the visitors in their storytelling, we made soft story stepping stones with keywords inspired by story telling theories: Character, Universe, Desires, Challenges, Future, Fan Fiction. </text:p>
      <text:p text:style-name="Standard"/>
      <text:p text:style-name="Standard">(DID Images)</text:p>
      <text:p text:style-name="Standard"/>
      <text:p text:style-name="Standard">A collaboration with Miles Worner, Commissioned by Dutch Innovation</text:p>
      <text:p text:style-name="Standard"><text:soft-page-break/>Shown at "It's in our Nature Expo" at Dutch Innovation Days 2023</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18M5S</meta:editing-duration>
    <meta:editing-cycles>7</meta:editing-cycles>
    <meta:generator>OpenOffice/4.1.14$Win32 OpenOffice.org_project/4114m1$Build-9811</meta:generator>
    <dc:date>2024-01-06T16:42:11.48</dc:date>
    <dc:creator>s f</dc:creator>
    <meta:document-statistic meta:table-count="0" meta:image-count="0" meta:object-count="0" meta:page-count="2" meta:paragraph-count="16" meta:word-count="455" meta:character-count="2895"/>
    <meta:user-defined meta:name="Info 1"/>
    <meta:user-defined meta:name="Info 2"/>
    <meta:user-defined meta:name="Info 3"/>
    <meta:user-defined meta:name="Info 4"/>
  </office:meta>
</office:document-meta>
</file>